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e14e" officeooo:paragraph-rsid="0001e14e"/>
    </style:style>
    <style:style style:name="P2" style:family="paragraph" style:parent-style-name="Standard">
      <style:text-properties officeooo:rsid="00046443" officeooo:paragraph-rsid="00046443"/>
    </style:style>
    <style:style style:name="P3" style:family="paragraph" style:parent-style-name="Standard">
      <style:text-properties officeooo:rsid="00046443" officeooo:paragraph-rsid="0007493f"/>
    </style:style>
    <style:style style:name="P4" style:family="paragraph" style:parent-style-name="Standard">
      <style:text-properties officeooo:rsid="0004abaf" officeooo:paragraph-rsid="0007493f"/>
    </style:style>
    <style:style style:name="P5" style:family="paragraph" style:parent-style-name="Standard">
      <style:text-properties officeooo:rsid="00087642" officeooo:paragraph-rsid="00087642"/>
    </style:style>
    <style:style style:name="T1" style:family="text">
      <style:text-properties officeooo:rsid="000749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UMAP for cosine</text:p>
      <text:p text:style-name="P1">2) UMAP for correlation</text:p>
      <text:p text:style-name="P1"/>
      <text:p text:style-name="P1">3) corrplot with correlation</text:p>
      <text:p text:style-name="P1"/>
      <text:p text:style-name="P1">4) wordcloud for Jaccards</text:p>
      <text:p text:style-name="P1"/>
      <text:p text:style-name="P1"/>
      <text:p text:style-name="P1"/>
      <text:p text:style-name="P2">Jaccard ---- 18.590600728988647 seconds ---</text:p>
      <text:p text:style-name="P3"><text:span text:style-name="T1">Jaccard ---- 18.900228023529053 seconds ---(complete)</text:span></text:p>
      <text:p text:style-name="P4">Correlation ---- 10.425906658172607 seconds ---</text:p>
      <text:p text:style-name="P4"><text:span text:style-name="T1">Correlation ---- 10.43817663192749 seconds --- (complete)</text:span></text:p>
      <text:p text:style-name="P5">Cosine ---- 5073.399564981461 seconds --- (complet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3T16:08:56.573530084</meta:creation-date>
    <dc:date>2019-11-24T19:03:02.682740768</dc:date>
    <meta:editing-duration>PT5H19M9S</meta:editing-duration>
    <meta:editing-cycles>3</meta:editing-cycles>
    <meta:generator>LibreOffice/5.3.6.1$Linux_X86_64 LibreOffice_project/30$Build-1</meta:generator>
    <meta:document-statistic meta:table-count="0" meta:image-count="0" meta:object-count="0" meta:page-count="1" meta:paragraph-count="9" meta:word-count="44" meta:character-count="346" meta:non-whitespace-character-count="312"/>
  </office:meta>
</office:document-meta>
</file>